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.5055in" fo:margin-right="0in" fo:text-align="end" style:justify-single-word="false" fo:text-indent="0in" style:auto-text-indent="false">
        <style:tab-stops>
          <style:tab-stop style:position="7.8528in"/>
        </style:tab-stops>
      </style:paragraph-properties>
      <style:text-properties fo:font-size="13pt" style:font-size-asian="13pt" style:font-size-complex="13pt"/>
    </style:style>
    <style:style style:name="P2" style:family="paragraph" style:parent-style-name="Standard">
      <style:paragraph-properties fo:margin-left="0.5055in" fo:margin-right="0in" fo:text-align="start" style:justify-single-word="false" fo:text-indent="0in" style:auto-text-indent="false">
        <style:tab-stops>
          <style:tab-stop style:position="7.8528in"/>
        </style:tab-stops>
      </style:paragraph-properties>
      <style:text-properties fo:font-size="13pt" style:font-size-asian="13pt" style:font-size-complex="13pt"/>
    </style:style>
    <style:style style:name="P3" style:family="paragraph" style:parent-style-name="Standard" style:list-style-name="L1">
      <style:paragraph-properties fo:margin-left="0.5055in" fo:margin-right="0in" fo:text-align="start" style:justify-single-word="false" fo:text-indent="0in" style:auto-text-indent="false">
        <style:tab-stops>
          <style:tab-stop style:position="7.8528in"/>
        </style:tab-stops>
      </style:paragraph-properties>
      <style:text-properties fo:font-size="13pt" style:font-size-asian="13pt" style:font-size-complex="13pt"/>
    </style:style>
    <style:style style:name="P4" style:family="paragraph" style:parent-style-name="Standard" style:list-style-name="L1">
      <style:paragraph-properties fo:margin-left="0.5055in" fo:margin-right="0in" fo:text-align="start" style:justify-single-word="false" fo:text-indent="0in" style:auto-text-indent="false">
        <style:tab-stops>
          <style:tab-stop style:position="7.8528in"/>
        </style:tab-stops>
      </style:paragraph-properties>
      <style:text-properties fo:font-size="13pt" fo:font-style="italic" style:font-size-asian="13pt" style:font-style-asian="italic" style:font-size-complex="13pt" style:font-style-complex="italic"/>
    </style:style>
    <style:style style:name="P5" style:family="paragraph" style:parent-style-name="Standard">
      <style:paragraph-properties fo:margin-left="0.5055in" fo:margin-right="0in" fo:text-align="start" style:justify-single-word="false" fo:text-indent="0in" style:auto-text-indent="false">
        <style:tab-stops>
          <style:tab-stop style:position="7.8528in"/>
        </style:tab-stops>
      </style:paragraph-properties>
      <style:text-properties fo:font-size="13pt" fo:font-style="normal" style:font-size-asian="13pt" style:font-style-asian="normal" style:font-size-complex="13pt" style:font-style-complex="normal"/>
    </style:style>
    <style:style style:name="P6" style:family="paragraph" style:parent-style-name="Standard" style:list-style-name="L1">
      <style:paragraph-properties fo:margin-left="0.5055in" fo:margin-right="0in" fo:text-align="start" style:justify-single-word="false" fo:text-indent="0in" style:auto-text-indent="false">
        <style:tab-stops>
          <style:tab-stop style:position="7.8528in"/>
        </style:tab-stops>
      </style:paragraph-properties>
      <style:text-properties fo:font-size="13pt" fo:font-style="normal" style:font-size-asian="13pt" style:font-style-asian="normal" style:font-size-complex="13pt" style:font-style-complex="normal"/>
    </style:style>
    <text:list-style style:name="L1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sadora White</text:p>
      <text:p text:style-name="P1">Period: 6</text:p>
      <text:p text:style-name="P1">Learning for Life Project</text:p>
      <text:p text:style-name="P1"/>
      <text:p text:style-name="P2"/>
      <text:p text:style-name="P2"/>
      <text:p text:style-name="P2">Dear Mister Police Officer,</text:p>
      <text:p text:style-name="P2"/>
      <text:p text:style-name="P2"><text:tab/>I would like to bring to your attention that my mother has vanished from my household in the past few days. She left just a few days ago and left behind her <text:s/>favorite sweatshirt. I know my mother: She would never leave me unless something really horrible happened to her. </text:p>
      <text:p text:style-name="P2"><text:tab/>I would like you to examine these unidentifiable hairs I found around my house. I also marked many potential blood spots with adhesive tape.</text:p>
      <text:p text:style-name="P2"><text:tab/>I believe that my mother was kidnapped by a lunatic because ...</text:p>
      <text:p text:style-name="P2"/>
      <text:list xml:id="list1533825908" text:style-name="L1">
        <text:list-item>
          <text:p text:style-name="P3">She left behind her favorite clothes and vanished without a trace.</text:p>
          <text:p text:style-name="P3"/>
        </text:list-item>
        <text:list-item>
          <text:p text:style-name="P3">I have found many notes outside my house all of them written in the same strange suspicious handwriting. Here are some of the messages I found:</text:p>
          <text:p text:style-name="P4">Don't judge a man until you have walked two moons in his moccasins.</text:p>
          <text:p text:style-name="P4">In the course of a lifetime, what does it matter?</text:p>
          <text:p text:style-name="P4">Everyone has their own agenda.</text:p>
          <text:p text:style-name="P4"/>
        </text:list-item>
        <text:list-item>
          <text:p text:style-name="P6">She loves us, why would she leave us behind??</text:p>
        </text:list-item>
      </text:list>
      <text:p text:style-name="P5"/>
      <text:p text:style-name="P5"><text:tab/>You see, this obviously indicates that she has been kidnapped. These notes must have been left by the lunatic to draw us out. He left them here as a warning in some kind of twisted plan, then he went inside my house and kidnapped my mother. He left hairs, which I am sure you can trace and there are potential blood spots on the floor. <text:s/>I assure you, my mother has been kidnapped and I can only bring her back with your help.</text:p>
      <text:p text:style-name="P5"/>
      <text:p text:style-name="P5">Please take my case,</text:p>
      <text:p text:style-name="P5"/>
      <text:p text:style-name="P5"/>
      <text:p text:style-name="P5">Pheobe Winterbottom</text:p>
      <text:p text:style-name="P5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1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8102in" fo:margin-right="0.7839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  <meta:creation-date>2013-03-18T21:23:40</meta:creation-date>
    <dc:date>2013-03-18T21:59:29</dc:date>
    <dc:language>en-US</dc:language>
    <meta:editing-cycles>4</meta:editing-cycles>
    <meta:editing-duration>PT00H06M52S</meta:editing-duration>
    <dc:creator>Isadora White</dc:creator>
    <meta:printed-by>Isadora White</meta:printed-by>
    <meta:print-date>2013-03-18T21:58:54</meta:print-date>
    <meta:document-statistic meta:table-count="0" meta:image-count="0" meta:object-count="0" meta:page-count="1" meta:paragraph-count="16" meta:word-count="264" meta:character-count="1423"/>
    <meta:user-defined meta:name="Info 1"/>
    <meta:user-defined meta:name="Info 2"/>
    <meta:user-defined meta:name="Info 3"/>
    <meta:user-defined meta:name="Info 4"/>
  </office:meta>
</office:document-meta>
</file>